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9ca" officeooo:paragraph-rsid="000049ca"/>
    </style:style>
    <style:style style:name="P2" style:family="paragraph" style:parent-style-name="Standard">
      <style:text-properties officeooo:rsid="000049ca" officeooo:paragraph-rsid="000136c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049ca" officeooo:paragraph-rsid="000049ca" style:font-weight-asian="bold" style:font-weight-complex="bold"/>
    </style:style>
    <style:style style:name="P4" style:family="paragraph" style:parent-style-name="Standard">
      <style:text-properties officeooo:rsid="000136c9" officeooo:paragraph-rsid="000136c9"/>
    </style:style>
    <style:style style:name="P5" style:family="paragraph" style:parent-style-name="Standard">
      <style:text-properties officeooo:rsid="00013983" officeooo:paragraph-rsid="0001c461"/>
    </style:style>
    <style:style style:name="P6" style:family="paragraph" style:parent-style-name="Standard">
      <style:text-properties officeooo:rsid="0001c461" officeooo:paragraph-rsid="0001c461"/>
    </style:style>
    <style:style style:name="P7" style:family="paragraph" style:parent-style-name="Standard">
      <style:text-properties officeooo:rsid="0001c461" officeooo:paragraph-rsid="0002bf4c"/>
    </style:style>
    <style:style style:name="P8" style:family="paragraph" style:parent-style-name="Standard">
      <style:text-properties officeooo:rsid="0002bf4c" officeooo:paragraph-rsid="0002bf4c"/>
    </style:style>
    <style:style style:name="P9" style:family="paragraph" style:parent-style-name="Standard">
      <style:text-properties officeooo:rsid="0002bf4c" officeooo:paragraph-rsid="0002c1ea"/>
    </style:style>
    <style:style style:name="P10" style:family="paragraph" style:parent-style-name="Standard">
      <style:text-properties officeooo:rsid="0002c1ea" officeooo:paragraph-rsid="0002c1ea"/>
    </style:style>
    <style:style style:name="P11" style:family="paragraph" style:parent-style-name="Standard">
      <style:text-properties officeooo:rsid="0002c1ea" officeooo:paragraph-rsid="00045fa4"/>
    </style:style>
    <style:style style:name="P12" style:family="paragraph" style:parent-style-name="Standard">
      <style:text-properties officeooo:rsid="00045fa4" officeooo:paragraph-rsid="00045fa4"/>
    </style:style>
    <style:style style:name="P13" style:family="paragraph" style:parent-style-name="Standard">
      <style:text-properties officeooo:rsid="00045fa4" officeooo:paragraph-rsid="000585ea"/>
    </style:style>
    <style:style style:name="P14" style:family="paragraph" style:parent-style-name="Standard">
      <style:text-properties officeooo:rsid="000585ea" officeooo:paragraph-rsid="000585ea"/>
    </style:style>
    <style:style style:name="P15" style:family="paragraph" style:parent-style-name="Standard">
      <style:text-properties officeooo:rsid="000585ea" officeooo:paragraph-rsid="000697c2"/>
    </style:style>
    <style:style style:name="P16" style:family="paragraph" style:parent-style-name="Standard">
      <style:text-properties officeooo:rsid="000697c2" officeooo:paragraph-rsid="000697c2"/>
    </style:style>
    <style:style style:name="P17" style:family="paragraph" style:parent-style-name="Standard">
      <style:text-properties officeooo:rsid="000697c2" officeooo:paragraph-rsid="000759a5"/>
    </style:style>
    <style:style style:name="P18" style:family="paragraph" style:parent-style-name="Standard">
      <style:text-properties officeooo:rsid="000759a5" officeooo:paragraph-rsid="000759a5"/>
    </style:style>
    <style:style style:name="P19" style:family="paragraph" style:parent-style-name="Standard">
      <style:text-properties officeooo:rsid="000759a5" officeooo:paragraph-rsid="00080311"/>
    </style:style>
    <style:style style:name="P20" style:family="paragraph" style:parent-style-name="Standard">
      <style:text-properties officeooo:rsid="00080311" officeooo:paragraph-rsid="00080311"/>
    </style:style>
    <style:style style:name="P21" style:family="paragraph" style:parent-style-name="Standard">
      <style:text-properties officeooo:rsid="0008c02b" officeooo:paragraph-rsid="0008c02b"/>
    </style:style>
    <style:style style:name="P22" style:family="paragraph" style:parent-style-name="Standard">
      <style:text-properties officeooo:rsid="0008c02b" officeooo:paragraph-rsid="0008d083"/>
    </style:style>
    <style:style style:name="P23" style:family="paragraph" style:parent-style-name="Standard">
      <style:text-properties officeooo:rsid="0008d083" officeooo:paragraph-rsid="0008d083"/>
    </style:style>
    <style:style style:name="P24" style:family="paragraph" style:parent-style-name="Standard">
      <style:text-properties officeooo:rsid="0008d083" officeooo:paragraph-rsid="0009ff47"/>
    </style:style>
    <style:style style:name="P25" style:family="paragraph" style:parent-style-name="Standard">
      <style:text-properties officeooo:rsid="0009ff47" officeooo:paragraph-rsid="0009ff47"/>
    </style:style>
    <style:style style:name="P26" style:family="paragraph" style:parent-style-name="Standard">
      <style:text-properties officeooo:rsid="0009ff47" officeooo:paragraph-rsid="000ae0dd"/>
    </style:style>
    <style:style style:name="P27" style:family="paragraph" style:parent-style-name="Standard">
      <style:text-properties officeooo:rsid="000ae0dd" officeooo:paragraph-rsid="000ae0dd"/>
    </style:style>
    <style:style style:name="P28" style:family="paragraph" style:parent-style-name="Standard">
      <style:text-properties officeooo:rsid="000ae0dd" officeooo:paragraph-rsid="000c45f8"/>
    </style:style>
    <style:style style:name="P29" style:family="paragraph" style:parent-style-name="Standard">
      <style:text-properties officeooo:rsid="000ae0dd" officeooo:paragraph-rsid="00152bb5"/>
    </style:style>
    <style:style style:name="P30" style:family="paragraph" style:parent-style-name="Standard">
      <style:text-properties officeooo:rsid="000c45f8" officeooo:paragraph-rsid="000c45f8"/>
    </style:style>
    <style:style style:name="P31" style:family="paragraph" style:parent-style-name="Standard">
      <style:text-properties officeooo:rsid="000c45f8" officeooo:paragraph-rsid="000d554f"/>
    </style:style>
    <style:style style:name="P32" style:family="paragraph" style:parent-style-name="Standard">
      <style:text-properties officeooo:rsid="000d554f" officeooo:paragraph-rsid="000d554f"/>
    </style:style>
    <style:style style:name="P33" style:family="paragraph" style:parent-style-name="Standard">
      <style:text-properties officeooo:rsid="000d554f" officeooo:paragraph-rsid="000f4b5e"/>
    </style:style>
    <style:style style:name="P34" style:family="paragraph" style:parent-style-name="Standard">
      <style:text-properties officeooo:rsid="000f4b5e" officeooo:paragraph-rsid="000f4b5e"/>
    </style:style>
    <style:style style:name="P35" style:family="paragraph" style:parent-style-name="Standard">
      <style:text-properties officeooo:rsid="000f4b5e" officeooo:paragraph-rsid="001000cd"/>
    </style:style>
    <style:style style:name="P36" style:family="paragraph" style:parent-style-name="Standard">
      <style:text-properties officeooo:rsid="001000cd" officeooo:paragraph-rsid="001000cd"/>
    </style:style>
    <style:style style:name="P37" style:family="paragraph" style:parent-style-name="Standard">
      <style:text-properties officeooo:rsid="001000cd" officeooo:paragraph-rsid="00115507"/>
    </style:style>
    <style:style style:name="P38" style:family="paragraph" style:parent-style-name="Standard">
      <style:text-properties officeooo:rsid="00115507" officeooo:paragraph-rsid="00115507"/>
    </style:style>
    <style:style style:name="P39" style:family="paragraph" style:parent-style-name="Standard">
      <style:text-properties officeooo:rsid="00125abf" officeooo:paragraph-rsid="00125abf"/>
    </style:style>
    <style:style style:name="P40" style:family="paragraph" style:parent-style-name="Standard">
      <style:text-properties officeooo:rsid="001268ec" officeooo:paragraph-rsid="001268ec"/>
    </style:style>
    <style:style style:name="P41" style:family="paragraph" style:parent-style-name="Standard">
      <style:text-properties officeooo:rsid="001268ec" officeooo:paragraph-rsid="0012e272"/>
    </style:style>
    <style:style style:name="P42" style:family="paragraph" style:parent-style-name="Standard">
      <style:text-properties officeooo:rsid="0012e272" officeooo:paragraph-rsid="0012e272"/>
    </style:style>
    <style:style style:name="P43" style:family="paragraph" style:parent-style-name="Standard">
      <style:text-properties officeooo:rsid="00136950" officeooo:paragraph-rsid="00136950"/>
    </style:style>
    <style:style style:name="P44" style:family="paragraph" style:parent-style-name="Standard">
      <style:text-properties officeooo:rsid="00152bb5" officeooo:paragraph-rsid="0015cb70"/>
    </style:style>
    <style:style style:name="P45" style:family="paragraph" style:parent-style-name="Standard">
      <style:text-properties officeooo:rsid="0015cb70" officeooo:paragraph-rsid="0015cb70"/>
    </style:style>
    <style:style style:name="P46" style:family="paragraph" style:parent-style-name="Standard">
      <style:text-properties officeooo:rsid="0015cb70" officeooo:paragraph-rsid="00171dd7"/>
    </style:style>
    <style:style style:name="P47" style:family="paragraph" style:parent-style-name="Standard">
      <style:text-properties officeooo:rsid="00171dd7" officeooo:paragraph-rsid="00171dd7"/>
    </style:style>
    <style:style style:name="P48" style:family="paragraph" style:parent-style-name="Standard">
      <style:text-properties officeooo:rsid="0017c022" officeooo:paragraph-rsid="0017c022"/>
    </style:style>
    <style:style style:name="T1" style:family="text">
      <style:text-properties officeooo:rsid="000136c9"/>
    </style:style>
    <style:style style:name="T2" style:family="text">
      <style:text-properties officeooo:rsid="0001c461"/>
    </style:style>
    <style:style style:name="T3" style:family="text">
      <style:text-properties officeooo:rsid="0002bf4c"/>
    </style:style>
    <style:style style:name="T4" style:family="text">
      <style:text-properties officeooo:rsid="0002c1ea"/>
    </style:style>
    <style:style style:name="T5" style:family="text">
      <style:text-properties officeooo:rsid="00045fa4"/>
    </style:style>
    <style:style style:name="T6" style:family="text">
      <style:text-properties officeooo:rsid="000585ea"/>
    </style:style>
    <style:style style:name="T7" style:family="text">
      <style:text-properties officeooo:rsid="000697c2"/>
    </style:style>
    <style:style style:name="T8" style:family="text">
      <style:text-properties officeooo:rsid="000759a5"/>
    </style:style>
    <style:style style:name="T9" style:family="text">
      <style:text-properties officeooo:rsid="00080311"/>
    </style:style>
    <style:style style:name="T10" style:family="text">
      <style:text-properties officeooo:rsid="0008d083"/>
    </style:style>
    <style:style style:name="T11" style:family="text">
      <style:text-properties officeooo:rsid="0009ff47"/>
    </style:style>
    <style:style style:name="T12" style:family="text">
      <style:text-properties officeooo:rsid="000ae0dd"/>
    </style:style>
    <style:style style:name="T13" style:family="text">
      <style:text-properties officeooo:rsid="000c45f8"/>
    </style:style>
    <style:style style:name="T14" style:family="text">
      <style:text-properties officeooo:rsid="000d554f"/>
    </style:style>
    <style:style style:name="T15" style:family="text">
      <style:text-properties officeooo:rsid="000f4b5e"/>
    </style:style>
    <style:style style:name="T16" style:family="text">
      <style:text-properties officeooo:rsid="001000cd"/>
    </style:style>
    <style:style style:name="T17" style:family="text">
      <style:text-properties officeooo:rsid="00115507"/>
    </style:style>
    <style:style style:name="T18" style:family="text">
      <style:text-properties officeooo:rsid="0012e272"/>
    </style:style>
    <style:style style:name="T19" style:family="text">
      <style:text-properties officeooo:rsid="0015cb70"/>
    </style:style>
    <style:style style:name="T20" style:family="text">
      <style:text-properties officeooo:rsid="00171dd7"/>
    </style:style>
    <style:style style:name="T21" style:family="text">
      <style:text-properties officeooo:rsid="00193c2a"/>
    </style:style>
    <style:style style:name="T22" style:family="text">
      <style:text-properties officeooo:rsid="001a6516"/>
    </style:style>
    <style:style style:name="T23" style:family="text">
      <style:text-properties officeooo:rsid="001d671d"/>
    </style:style>
    <style:style style:name="T24" style:family="text">
      <style:text-properties officeooo:rsid="001e0b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inters</text:p>
      <text:p text:style-name="P1"/>
      <text:p text:style-name="P1">1)<text:tab/>int main() </text:p>
      <text:p text:style-name="P1"><text:tab/>{ </text:p>
      <text:p text:style-name="P1"><text:s text:c="6"/><text:tab/>char *p; </text:p>
      <text:p text:style-name="P1"><text:s text:c="6"/><text:tab/>p = "C Programming"; </text:p>
      <text:p text:style-name="P1"><text:s text:c="6"/><text:tab/>printf("%c",*&amp;*p); </text:p>
      <text:p text:style-name="P1"><text:tab/>return 0; </text:p>
      <text:p text:style-name="P1"><text:tab/>}</text:p>
      <text:p text:style-name="P1"/>
      <text:p text:style-name="P2">2)<text:tab/><text:span text:style-name="T1">#include&lt;stdio.h&gt; </text:span></text:p>
      <text:p text:style-name="P4"><text:tab/>int main() </text:p>
      <text:p text:style-name="P4"><text:tab/>{ </text:p>
      <text:p text:style-name="P4"><text:tab/> <text:s text:c="5"/><text:tab/>int i = 10; </text:p>
      <text:p text:style-name="P4"><text:tab/> <text:s text:c="5"/><text:tab/>void *p = &amp;i; </text:p>
      <text:p text:style-name="P4"><text:tab/> <text:s text:c="5"/><text:tab/>printf("%d\n", *(int *)p); </text:p>
      <text:p text:style-name="P4"><text:tab/><text:tab/>return 0; </text:p>
      <text:p text:style-name="P4"><text:tab/>}</text:p>
      <text:p text:style-name="P4"/>
      <text:p text:style-name="P5">3)<text:tab/><text:span text:style-name="T2">int main() </text:span></text:p>
      <text:p text:style-name="P6"><text:tab/>{ </text:p>
      <text:p text:style-name="P6"><text:tab/> <text:s text:c="5"/><text:tab/>int i = 10; </text:p>
      <text:p text:style-name="P6"><text:tab/> <text:s text:c="5"/><text:tab/>void *p = &amp;i; </text:p>
      <text:p text:style-name="P6"><text:tab/> <text:s text:c="5"/><text:tab/>printf("%f\n", *(float *)p); </text:p>
      <text:p text:style-name="P6"><text:tab/><text:tab/>return 0; </text:p>
      <text:p text:style-name="P6"><text:tab/>}</text:p>
      <text:p text:style-name="P6"/>
      <text:p text:style-name="P7">4)<text:span text:style-name="T3"><text:tab/>int main() </text:span></text:p>
      <text:p text:style-name="P8"><text:tab/>{ </text:p>
      <text:p text:style-name="P8"><text:tab/> <text:s text:c="5"/><text:tab/>int i = 10; </text:p>
      <text:p text:style-name="P8"><text:tab/> <text:s text:c="5"/><text:tab/>void *p = &amp;i; </text:p>
      <text:p text:style-name="P8"><text:tab/> <text:s text:c="5"/><text:tab/>printf("%d\n", (int)*p); </text:p>
      <text:p text:style-name="P8"><text:tab/><text:tab/>return 0; </text:p>
      <text:p text:style-name="P8"><text:tab/>}</text:p>
      <text:p text:style-name="P8"/>
      <text:p text:style-name="P9">5)<text:span text:style-name="T4"><text:tab/>int main() </text:span></text:p>
      <text:p text:style-name="P10"><text:tab/>{ </text:p>
      <text:p text:style-name="P10"><text:tab/> <text:s text:c="3"/>void *vp; </text:p>
      <text:p text:style-name="P10"><text:tab/> <text:s text:c="3"/>char ch=74, *cp="JACK"; </text:p>
      <text:p text:style-name="P10"><text:tab/> <text:s text:c="3"/>int j=65; </text:p>
      <text:p text:style-name="P10"><text:tab/> <text:s text:c="3"/>vp=&amp;ch; </text:p>
      <text:p text:style-name="P10"><text:tab/> <text:s text:c="3"/>printf("%c", *(char*)vp); </text:p>
      <text:p text:style-name="P10"><text:tab/> <text:s text:c="3"/>vp=&amp;j; </text:p>
      <text:p text:style-name="P10"><text:tab/> <text:s text:c="3"/>printf("%c", *(int*)vp); </text:p>
      <text:p text:style-name="P10"><text:tab/> <text:s text:c="3"/>vp=cp; </text:p>
      <text:p text:style-name="P10"><text:tab/> <text:s text:c="3"/>printf("%s", (char*)vp+2); </text:p>
      <text:p text:style-name="P10"><text:tab/> <text:s text:c="3"/>return 0; </text:p>
      <text:p text:style-name="P10"><text:tab/>}</text:p>
      <text:p text:style-name="P10"/>
      <text:p text:style-name="P11"><text:soft-page-break/>6)<text:span text:style-name="T5"><text:tab/>#include&lt;stdio.h&gt; </text:span></text:p>
      <text:p text:style-name="P12"><text:tab/>int main() </text:p>
      <text:p text:style-name="P12"><text:tab/>{ </text:p>
      <text:p text:style-name="P12"><text:tab/> <text:s text:c="3"/>char *p; </text:p>
      <text:p text:style-name="P12"><text:tab/> <text:s text:c="3"/>p="hello"; </text:p>
      <text:p text:style-name="P12"><text:tab/> <text:s text:c="3"/>printf("%s\n", *&amp;*&amp;p); </text:p>
      <text:p text:style-name="P12"><text:tab/> <text:s text:c="3"/>return 0; </text:p>
      <text:p text:style-name="P12"><text:tab/>}</text:p>
      <text:p text:style-name="P12"/>
      <text:p text:style-name="P12">7)<text:tab/>#include&lt;stdio.h&gt; </text:p>
      <text:p text:style-name="P12"><text:tab/>int main() </text:p>
      <text:p text:style-name="P12"><text:tab/>{ </text:p>
      <text:p text:style-name="P12"><text:tab/> <text:s text:c="3"/>int *x; </text:p>
      <text:p text:style-name="P12"><text:tab/> <text:s text:c="3"/>*x=100; </text:p>
      <text:p text:style-name="P12"><text:tab/> <text:s text:c="3"/>return 0; </text:p>
      <text:p text:style-name="P12"><text:tab/>}</text:p>
      <text:p text:style-name="P12"/>
      <text:p text:style-name="P12">8)<text:tab/>int main() </text:p>
      <text:p text:style-name="P12"><text:tab/>{ </text:p>
      <text:p text:style-name="P12"><text:tab/> <text:s text:c="3"/>int i=10; </text:p>
      <text:p text:style-name="P12"><text:tab/> <text:s text:c="3"/>int *j=&amp;i; </text:p>
      <text:p text:style-name="P12"><text:tab/> <text:s text:c="3"/>printf("%d %d\n",i,j); </text:p>
      <text:p text:style-name="P12"><text:tab/> <text:s text:c="3"/>return 0; </text:p>
      <text:p text:style-name="P12"><text:tab/>}</text:p>
      <text:p text:style-name="P12"/>
      <text:p text:style-name="P12">9)<text:tab/>int main() </text:p>
      <text:p text:style-name="P12"><text:tab/>{ </text:p>
      <text:p text:style-name="P12"><text:tab/> <text:s text:c="3"/>float a=3.14; </text:p>
      <text:p text:style-name="P12"><text:tab/> <text:s text:c="3"/>char *j; </text:p>
      <text:p text:style-name="P12"><text:tab/> <text:s text:c="3"/>j = (char*)&amp;a; </text:p>
      <text:p text:style-name="P12"><text:tab/> <text:s text:c="3"/>printf("%d\n", *j); </text:p>
      <text:p text:style-name="P12"><text:tab/> <text:s text:c="3"/>return 0; </text:p>
      <text:p text:style-name="P12"><text:tab/>}</text:p>
      <text:p text:style-name="P12"/>
      <text:p text:style-name="P12">10)<text:tab/>int main() </text:p>
      <text:p text:style-name="P12"><text:tab/>{ </text:p>
      <text:p text:style-name="P12"><text:tab/> <text:s text:c="3"/>int x=30, *y, *z; </text:p>
      <text:p text:style-name="P12"><text:tab/> <text:s text:c="3"/>y=&amp;x;</text:p>
      <text:p text:style-name="P12"><text:tab/> <text:s text:c="3"/>z=y; </text:p>
      <text:p text:style-name="P12"><text:tab/> <text:s text:c="3"/>*y++=*z++; </text:p>
      <text:p text:style-name="P12"><text:tab/> <text:s text:c="3"/>x++; </text:p>
      <text:p text:style-name="P12"><text:tab/> <text:s text:c="3"/>printf("x=%d, y=%d, z=%d\n", x, y, z); </text:p>
      <text:p text:style-name="P12"><text:tab/> <text:s text:c="3"/>return 0; </text:p>
      <text:p text:style-name="P12"><text:tab/>}</text:p>
      <text:p text:style-name="P12"/>
      <text:p text:style-name="P12"/>
      <text:p text:style-name="P13"/>
      <text:p text:style-name="P13"/>
      <text:p text:style-name="P13"/>
      <text:p text:style-name="P13"><text:soft-page-break/>11)<text:span text:style-name="T6"><text:tab/>int main() </text:span></text:p>
      <text:p text:style-name="P14"><text:tab/>{ </text:p>
      <text:p text:style-name="P14"><text:tab/> <text:s text:c="3"/>char *str; </text:p>
      <text:p text:style-name="P14"><text:tab/> <text:s text:c="3"/>str = "%s"; </text:p>
      <text:p text:style-name="P14"><text:tab/> <text:s text:c="3"/>printf(str, "K\n"); </text:p>
      <text:p text:style-name="P14"><text:tab/> <text:s text:c="3"/>return 0; </text:p>
      <text:p text:style-name="P14"><text:tab/>}</text:p>
      <text:p text:style-name="P14"/>
      <text:p text:style-name="P15">12)<text:span text:style-name="T7"><text:tab/>int main() </text:span></text:p>
      <text:p text:style-name="P16"><text:tab/>{ </text:p>
      <text:p text:style-name="P16"><text:tab/> <text:s text:c="3"/>printf("%d\n", sizeof('*')); </text:p>
      <text:p text:style-name="P16"><text:tab/> <text:s text:c="3"/>return 0; </text:p>
      <text:p text:style-name="P16"><text:tab/>}</text:p>
      <text:p text:style-name="P16"/>
      <text:p text:style-name="P17">13)<text:span text:style-name="T8"><text:tab/>int main() </text:span></text:p>
      <text:p text:style-name="P18"><text:tab/>{ </text:p>
      <text:p text:style-name="P18"><text:tab/> <text:s text:c="3"/>char *str; </text:p>
      <text:p text:style-name="P18"><text:tab/> <text:s text:c="3"/>str = "%d\n"; </text:p>
      <text:p text:style-name="P18"><text:tab/> <text:s text:c="3"/>str++; </text:p>
      <text:p text:style-name="P18"><text:tab/> <text:s text:c="3"/>str++; </text:p>
      <text:p text:style-name="P18"><text:tab/> <text:s text:c="3"/>printf(str-2, 300); </text:p>
      <text:p text:style-name="P18"><text:tab/> <text:s text:c="3"/>return 0; </text:p>
      <text:p text:style-name="P18"><text:tab/>}</text:p>
      <text:p text:style-name="P18"/>
      <text:p text:style-name="P19">14)<text:span text:style-name="T9"><text:tab/>#include &lt;stdio.h&gt; </text:span></text:p>
      <text:p text:style-name="P20"><text:tab/>int main() </text:p>
      <text:p text:style-name="P20"><text:tab/>{ </text:p>
      <text:p text:style-name="P20"><text:tab/><text:tab/>int ival; </text:p>
      <text:p text:style-name="P20"><text:tab/><text:tab/>char<text:tab/>cval; </text:p>
      <text:p text:style-name="P20"><text:tab/><text:tab/>void<text:tab/>*ptr;<text:tab/> </text:p>
      <text:p text:style-name="P20"><text:tab/><text:tab/>iVal=50; cval=65; </text:p>
      <text:p text:style-name="P20"><text:tab/><text:tab/>ptr=&amp;ival; </text:p>
      <text:p text:style-name="P20"><text:tab/><text:tab/>printf("value =%d,size= %d\n",*(int*)ptr,sizeof(ptr)); </text:p>
      <text:p text:style-name="P20"><text:tab/><text:tab/>ptr=&amp;cval; </text:p>
      <text:p text:style-name="P20"><text:tab/><text:tab/>printf("value =%d,size= %d\n",*(char*)ptr,sizeof(ptr)); </text:p>
      <text:p text:style-name="P20"><text:tab/><text:tab/>return 0; </text:p>
      <text:p text:style-name="P20"><text:tab/>}</text:p>
      <text:p text:style-name="P20"/>
      <text:p text:style-name="P21">15)<text:tab/>#include &lt;stdio.h&gt; </text:p>
      <text:p text:style-name="P21"><text:tab/>int main() </text:p>
      <text:p text:style-name="P21"><text:tab/>{ </text:p>
      <text:p text:style-name="P21"><text:tab/> <text:s text:c="3"/>void *ptr; </text:p>
      <text:p text:style-name="P21"><text:tab/> <text:s text:c="3"/>++ptr; </text:p>
      <text:p text:style-name="P21"><text:tab/> <text:s text:c="3"/>printf("%u",ptr); </text:p>
      <text:p text:style-name="P21"><text:tab/> <text:s text:c="3"/>return 0; </text:p>
      <text:p text:style-name="P21"><text:tab/>}</text:p>
      <text:p text:style-name="P21"/>
      <text:p text:style-name="P21"/>
      <text:p text:style-name="P21"/>
      <text:p text:style-name="P21"><text:soft-page-break/>16)<text:tab/>int main() </text:p>
      <text:p text:style-name="P21"><text:tab/>{ </text:p>
      <text:p text:style-name="P21"><text:tab/> <text:s text:c="3"/>char ch=10; </text:p>
      <text:p text:style-name="P21"><text:tab/> <text:s text:c="3"/>void *ptr=&amp;ch; </text:p>
      <text:p text:style-name="P21"><text:tab/> <text:s text:c="3"/>printf("%d,%d",*(char*)ptr,++(*(char*)ptr)); </text:p>
      <text:p text:style-name="P21"><text:tab/> <text:s text:c="3"/>return 0; </text:p>
      <text:p text:style-name="P21"><text:tab/>}</text:p>
      <text:p text:style-name="P21"/>
      <text:p text:style-name="P22">17)<text:span text:style-name="T10"><text:tab/>int main() </text:span></text:p>
      <text:p text:style-name="P23"><text:tab/>{ </text:p>
      <text:p text:style-name="P23"><text:tab/>char ch = 'c'; </text:p>
      <text:p text:style-name="P23"><text:tab/>char *chptr = &amp;ch; </text:p>
      <text:p text:style-name="P23"><text:tab/>int i = 20; </text:p>
      <text:p text:style-name="P23"><text:tab/>int *intptr = &amp;i; </text:p>
      <text:p text:style-name="P23"><text:tab/>float f = 1.20000; </text:p>
      <text:p text:style-name="P23"><text:tab/>float *fptr = &amp;f; </text:p>
      <text:p text:style-name="P23"><text:tab/>char *ptr = "I am a string"; </text:p>
      <text:p text:style-name="P23"><text:tab/>printf("[%c], [%d], [%f], [%c], [%s]\n", *chptr, *intptr, *fptr, *ptr, ptr); </text:p>
      <text:p text:style-name="P23"><text:tab/>return 0; </text:p>
      <text:p text:style-name="P23"><text:tab/>}</text:p>
      <text:p text:style-name="P23"/>
      <text:p text:style-name="P23">18)<text:tab/>int main() </text:p>
      <text:p text:style-name="P23"><text:tab/>{ </text:p>
      <text:p text:style-name="P23"><text:tab/> char *ptr = NULL; </text:p>
      <text:p text:style-name="P23"><text:tab/> printf("%s",ptr); </text:p>
      <text:p text:style-name="P23"><text:tab/> return 0; </text:p>
      <text:p text:style-name="P23"><text:tab/>}</text:p>
      <text:p text:style-name="P23"/>
      <text:p text:style-name="P24">19)<text:span text:style-name="T11"><text:tab/>int main(){ </text:span></text:p>
      <text:p text:style-name="P25"><text:tab/><text:tab/>int *ptr, b; </text:p>
      <text:p text:style-name="P25"><text:tab/><text:tab/>b = sizeof(ptr); </text:p>
      <text:p text:style-name="P25"><text:tab/><text:tab/>printf("%d" , b); </text:p>
      <text:p text:style-name="P25"><text:tab/><text:tab/>return 0; </text:p>
      <text:p text:style-name="P25"><text:tab/>}</text:p>
      <text:p text:style-name="P25"/>
      <text:p text:style-name="P25">20)<text:tab/>int main(){ </text:p>
      <text:p text:style-name="P25"><text:tab/><text:tab/>int a = 25, b; </text:p>
      <text:p text:style-name="P25"><text:tab/><text:tab/>int *ptr, *ptr1; </text:p>
      <text:p text:style-name="P25"><text:tab/><text:tab/>ptr = &amp;a; </text:p>
      <text:p text:style-name="P25"><text:tab/><text:tab/>ptr1 = &amp;b; </text:p>
      <text:p text:style-name="P25"><text:tab/><text:tab/>b = 36; </text:p>
      <text:p text:style-name="P25"><text:tab/><text:tab/>printf("%d %d",*ptr, *ptr1); </text:p>
      <text:p text:style-name="P25"><text:tab/><text:tab/>return 0; </text:p>
      <text:p text:style-name="P25"><text:tab/>}</text:p>
      <text:p text:style-name="P25"/>
      <text:p text:style-name="P25"/>
      <text:p text:style-name="P25"/>
      <text:p text:style-name="P25"/>
      <text:p text:style-name="P25"/>
      <text:p text:style-name="P25"><text:soft-page-break/>21)<text:tab/>int main(){ </text:p>
      <text:p text:style-name="P25"><text:tab/><text:tab/>int *ptr = 2; </text:p>
      <text:p text:style-name="P25"><text:tab/><text:tab/>printf("%d", sizeof(ptr)); </text:p>
      <text:p text:style-name="P25"><text:tab/><text:tab/>return 0; </text:p>
      <text:p text:style-name="P25"><text:tab/>}</text:p>
      <text:p text:style-name="P25"/>
      <text:p text:style-name="P26">22)<text:span text:style-name="T12"><text:tab/>#include&lt;stdio.h&gt; </text:span></text:p>
      <text:p text:style-name="P27"><text:tab/>int main(){ </text:p>
      <text:p text:style-name="P27"><text:tab/><text:tab/>int *ptr; </text:p>
      <text:p text:style-name="P27"><text:tab/><text:tab/>*ptr = 5; </text:p>
      <text:p text:style-name="P27"><text:tab/><text:tab/>printf("%d" , *ptr); </text:p>
      <text:p text:style-name="P27"><text:tab/><text:tab/>return 0; </text:p>
      <text:p text:style-name="P27"><text:tab/>}</text:p>
      <text:p text:style-name="P27"/>
      <text:p text:style-name="P27">23)<text:tab/>int main(){ </text:p>
      <text:p text:style-name="P27"><text:tab/><text:tab/>int a = 36; </text:p>
      <text:p text:style-name="P27"><text:tab/><text:tab/>int *ptr; </text:p>
      <text:p text:style-name="P27"><text:tab/><text:tab/>ptr = &amp;a; </text:p>
      <text:p text:style-name="P27"><text:tab/><text:tab/>printf("%u %u", *&amp;ptr , &amp;*ptr); </text:p>
      <text:p text:style-name="P27"><text:tab/><text:tab/>return 0; </text:p>
      <text:p text:style-name="P27"><text:tab/>}</text:p>
      <text:p text:style-name="P27"/>
      <text:p text:style-name="P27">24)<text:tab/>int main() </text:p>
      <text:p text:style-name="P27"><text:tab/>{ </text:p>
      <text:p text:style-name="P27"><text:tab/><text:tab/>printf("%d", sizeof(void *)); </text:p>
      <text:p text:style-name="P27"><text:tab/><text:tab/>return 0; </text:p>
      <text:p text:style-name="P27"><text:tab/>}</text:p>
      <text:p text:style-name="P27"/>
      <text:p text:style-name="P27">25)<text:tab/>int main() </text:p>
      <text:p text:style-name="P27"><text:tab/>{ </text:p>
      <text:p text:style-name="P27"><text:tab/> int a = 10, b = 6; </text:p>
      <text:p text:style-name="P27"><text:tab/> int *ptr; </text:p>
      <text:p text:style-name="P27"><text:tab/> ptr = &amp;b; </text:p>
      <text:p text:style-name="P27"><text:tab/> printf(" %d ", <text:s/>*ptr+1); </text:p>
      <text:p text:style-name="P27"><text:tab/> return 0; </text:p>
      <text:p text:style-name="P27"><text:tab/>}</text:p>
      <text:p text:style-name="P27"/>
      <text:p text:style-name="P27">26)<text:tab/>int main() </text:p>
      <text:p text:style-name="P27"><text:tab/>{ </text:p>
      <text:p text:style-name="P27"><text:tab/><text:tab/>char *ptr = "Pointer-to-String", i; </text:p>
      <text:p text:style-name="P27"><text:tab/><text:tab/>printf("%s", ++ptr); </text:p>
      <text:p text:style-name="P27"><text:tab/><text:tab/>return 0; </text:p>
      <text:p text:style-name="P27"><text:tab/>}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27)<text:tab/>int main() </text:p>
      <text:p text:style-name="P27"><text:tab/>{ </text:p>
      <text:p text:style-name="P27"><text:tab/><text:tab/>char *str = "His"; </text:p>
      <text:p text:style-name="P27"><text:tab/><text:tab/>int i; </text:p>
      <text:p text:style-name="P27"><text:tab/><text:tab/>for(i = 0; i &lt; strlen(str); i++) </text:p>
      <text:p text:style-name="P27"><text:tab/><text:tab/>printf("%s", str++); </text:p>
      <text:p text:style-name="P27"><text:tab/><text:tab/>return 0; </text:p>
      <text:p text:style-name="P27"><text:tab/>}</text:p>
      <text:p text:style-name="P27"/>
      <text:p text:style-name="P29">28)<text:tab/>void main(){ </text:p>
      <text:p text:style-name="P27"><text:tab/><text:tab/>char *p="Hello world"; </text:p>
      <text:p text:style-name="P27"><text:tab/><text:tab/>int <text:s/>*q; </text:p>
      <text:p text:style-name="P27"><text:tab/><text:tab/>p++; <text:s text:c="17"/></text:p>
      <text:p text:style-name="P27"><text:tab/><text:tab/>q = (int *)p; </text:p>
      <text:p text:style-name="P27"><text:tab/><text:tab/>q++; <text:s text:c="17"/></text:p>
      <text:p text:style-name="P29"><text:tab/><text:tab/>printf("%s%s\n",p,q);</text:p>
      <text:p text:style-name="P29"><text:tab/> <text:s text:c="4"/>} </text:p>
      <text:p text:style-name="P27"/>
      <text:p text:style-name="P27">29)<text:tab/>int main() </text:p>
      <text:p text:style-name="P27"><text:tab/>{ <text:s text:c="2"/></text:p>
      <text:p text:style-name="P27"><text:tab/> <text:s text:c="3"/>int a = 5; </text:p>
      <text:p text:style-name="P27"><text:tab/> <text:s text:c="3"/>int *ptr ; </text:p>
      <text:p text:style-name="P27"><text:tab/> <text:s text:c="3"/>ptr = &amp;a; </text:p>
      <text:p text:style-name="P27"><text:tab/> <text:s text:c="3"/>*ptr = *ptr * 3; </text:p>
      <text:p text:style-name="P27"><text:tab/> <text:s text:c="3"/>printf("%d", a); </text:p>
      <text:p text:style-name="P27"><text:tab/> <text:s text:c="3"/>return 0; </text:p>
      <text:p text:style-name="P27"><text:tab/>} </text:p>
      <text:p text:style-name="P27"/>
      <text:p text:style-name="P27">30)<text:tab/>int main() </text:p>
      <text:p text:style-name="P27"><text:tab/>{ </text:p>
      <text:p text:style-name="P27"><text:tab/> <text:s text:c="3"/>int i = 6, *j, k; </text:p>
      <text:p text:style-name="P27"><text:tab/> <text:s text:c="3"/>j = &amp;i; </text:p>
      <text:p text:style-name="P27"><text:tab/> <text:s text:c="3"/>printf("%d\n", i * *j * i + *j); </text:p>
      <text:p text:style-name="P27"><text:tab/> <text:s text:c="3"/>return 0; </text:p>
      <text:p text:style-name="P27"><text:tab/>} </text:p>
      <text:p text:style-name="P27"/>
      <text:p text:style-name="P27">31)<text:tab/>int main() </text:p>
      <text:p text:style-name="P27"><text:tab/>{ </text:p>
      <text:p text:style-name="P27"><text:tab/> <text:s text:c="3"/>int x = 20, *y, *z; <text:s text:c="3"/></text:p>
      <text:p text:style-name="P27"><text:tab/> <text:s text:c="3"/>y = &amp;x; <text:s text:c="2"/></text:p>
      <text:p text:style-name="P27"><text:tab/> <text:s text:c="3"/>z = y; </text:p>
      <text:p text:style-name="P27"><text:tab/> <text:s text:c="3"/>*y++; <text:s text:c="2"/></text:p>
      <text:p text:style-name="P27"><text:tab/> <text:s text:c="3"/>*z++; </text:p>
      <text:p text:style-name="P27"><text:tab/> <text:s text:c="3"/>x++; </text:p>
      <text:p text:style-name="P27"><text:tab/> <text:s text:c="3"/>printf("x = %d, y = %d, z = %d \n", x, y, z); </text:p>
      <text:p text:style-name="P27"><text:tab/> <text:s text:c="3"/>return 0; </text:p>
      <text:p text:style-name="P27"><text:tab/>} </text:p>
      <text:p text:style-name="P27"/>
      <text:p text:style-name="P27"/>
      <text:p text:style-name="P28"><text:soft-page-break/>32)<text:span text:style-name="T13"><text:tab/>int main() </text:span></text:p>
      <text:p text:style-name="P30"><text:tab/>{ </text:p>
      <text:p text:style-name="P30"><text:tab/> <text:s text:c="3"/>char *str; </text:p>
      <text:p text:style-name="P30"><text:tab/> <text:s text:c="3"/>str = "%d\n"; </text:p>
      <text:p text:style-name="P30"><text:tab/> <text:s text:c="3"/>str++; </text:p>
      <text:p text:style-name="P30"><text:tab/> <text:s text:c="3"/>str++; </text:p>
      <text:p text:style-name="P30"><text:tab/> <text:s text:c="3"/>printf(str-2, 300); </text:p>
      <text:p text:style-name="P30"><text:tab/> <text:s text:c="3"/>return 0; </text:p>
      <text:p text:style-name="P30"><text:tab/>}</text:p>
      <text:p text:style-name="P30"/>
      <text:p text:style-name="P31">33)<text:span text:style-name="T14"><text:tab/>#include &lt;stdio.h&gt; </text:span></text:p>
      <text:p text:style-name="P32"><text:tab/>int main() </text:p>
      <text:p text:style-name="P32"><text:tab/>{ </text:p>
      <text:p text:style-name="P32"><text:tab/> <text:s text:c="2"/>int num = 10; </text:p>
      <text:p text:style-name="P32"><text:tab/> <text:s text:c="2"/>int *p; </text:p>
      <text:p text:style-name="P32"><text:tab/> <text:s text:c="2"/>p = '#'; </text:p>
      <text:p text:style-name="P32"><text:tab/> <text:s text:c="2"/>printf("Address of variable num is: %p", p); </text:p>
      <text:p text:style-name="P32"><text:tab/> <text:s text:c="2"/>return 0; </text:p>
      <text:p text:style-name="P32"><text:tab/>}</text:p>
      <text:p text:style-name="P32"/>
      <text:p text:style-name="P33">34)<text:span text:style-name="T15"><text:tab/>#include &lt;stdio.h&gt; </text:span></text:p>
      <text:p text:style-name="P34"><text:tab/>int main() </text:p>
      <text:p text:style-name="P34"><text:tab/>{ </text:p>
      <text:p text:style-name="P34"><text:tab/>int *p; <text:tab/> </text:p>
      <text:p text:style-name="P34"><text:tab/>printf("%d\n",*p); </text:p>
      <text:p text:style-name="P34"><text:tab/>return 0; </text:p>
      <text:p text:style-name="P34"><text:tab/>}</text:p>
      <text:p text:style-name="P34"/>
      <text:p text:style-name="P34">35)<text:tab/>#include&lt;stdio.h&gt; </text:p>
      <text:p text:style-name="P34"><text:tab/>main() </text:p>
      <text:p text:style-name="P34"><text:tab/>{ </text:p>
      <text:p text:style-name="P34"><text:tab/> <text:s text:c="3"/>float a = 10.2; </text:p>
      <text:p text:style-name="P34"><text:tab/> <text:s text:c="3"/>int *p = a; </text:p>
      <text:p text:style-name="P34"><text:tab/> <text:s text:c="3"/>printf("%d",*p); </text:p>
      <text:p text:style-name="P34"><text:tab/>}</text:p>
      <text:p text:style-name="P34"/>
      <text:p text:style-name="P34">36)<text:tab/>int main() </text:p>
      <text:p text:style-name="P34"><text:tab/>{ </text:p>
      <text:p text:style-name="P34"><text:tab/>char *p =(char *)0x55550005; </text:p>
      <text:p text:style-name="P34"><text:tab/>char *q =(char *)0x53332225; </text:p>
      <text:p text:style-name="P34"><text:tab/>*p = 80; </text:p>
      <text:p text:style-name="P34"><text:tab/>(*p)++; </text:p>
      <text:p text:style-name="P34"><text:tab/>printf("%d",*q); </text:p>
      <text:p text:style-name="P34"><text:tab/>return 0; </text:p>
      <text:p text:style-name="P34"><text:tab/>}</text:p>
      <text:p text:style-name="P34"/>
      <text:p text:style-name="P34"/>
      <text:p text:style-name="P34"/>
      <text:p text:style-name="P34"/>
      <text:p text:style-name="P34"><text:soft-page-break/>37)<text:tab/>#include&lt;stdio.h&gt; </text:p>
      <text:p text:style-name="P34"><text:tab/>int main() </text:p>
      <text:p text:style-name="P34"><text:tab/>{ </text:p>
      <text:p text:style-name="P34"><text:tab/>int *a =(int *)0x59990005; </text:p>
      <text:p text:style-name="P34"><text:tab/>int *b =(int *)0x59980015; </text:p>
      <text:p text:style-name="P34"><text:tab/>if(a == b) </text:p>
      <text:p text:style-name="P34"><text:tab/>printf("power of pointer"); </text:p>
      <text:p text:style-name="P34"><text:tab/>else </text:p>
      <text:p text:style-name="P34"><text:tab/>printf("power of c"); </text:p>
      <text:p text:style-name="P34"><text:tab/>return 0; </text:p>
      <text:p text:style-name="P34"><text:tab/>}</text:p>
      <text:p text:style-name="P34"/>
      <text:p text:style-name="P34">38)<text:tab/>int main(){ </text:p>
      <text:p text:style-name="P34"><text:tab/>register a = 25; </text:p>
      <text:p text:style-name="P34"><text:tab/>int *p; </text:p>
      <text:p text:style-name="P34"><text:tab/>p=&amp;a; </text:p>
      <text:p text:style-name="P34"><text:tab/>printf("%d ",*p); </text:p>
      <text:p text:style-name="P34"><text:tab/>return 0; </text:p>
      <text:p text:style-name="P34"><text:tab/>}</text:p>
      <text:p text:style-name="P34"/>
      <text:p text:style-name="P34">39)<text:tab/>int main(){ </text:p>
      <text:p text:style-name="P34"><text:tab/>int a = 10; </text:p>
      <text:p text:style-name="P34"><text:tab/>void *p = &amp;a; </text:p>
      <text:p text:style-name="P34"><text:tab/>int *ptr = p; </text:p>
      <text:p text:style-name="P34"><text:tab/>printf("%u",*ptr); </text:p>
      <text:p text:style-name="P34"><text:tab/>return 0; </text:p>
      <text:p text:style-name="P34"><text:tab/>}</text:p>
      <text:p text:style-name="P34"/>
      <text:p text:style-name="P35">40)<text:span text:style-name="T16"><text:tab/>#include&lt;stdio.h&gt; </text:span></text:p>
      <text:p text:style-name="P36"><text:tab/>int main() </text:p>
      <text:p text:style-name="P36"><text:tab/>{ </text:p>
      <text:p text:style-name="P36"><text:tab/>int * p , b; </text:p>
      <text:p text:style-name="P36"><text:tab/>b = sizeof(p); </text:p>
      <text:p text:style-name="P36"><text:tab/>printf("%d" , b); </text:p>
      <text:p text:style-name="P36"><text:tab/>return 0; </text:p>
      <text:p text:style-name="P36"><text:tab/>}</text:p>
      <text:p text:style-name="P36"/>
      <text:p text:style-name="P36">41)<text:tab/>int main(){ </text:p>
      <text:p text:style-name="P36"><text:tab/>int i = 5 , j; </text:p>
      <text:p text:style-name="P36"><text:tab/>int *p , *q; </text:p>
      <text:p text:style-name="P36"><text:tab/>p = &amp;i; </text:p>
      <text:p text:style-name="P36"><text:tab/>q = &amp;j; </text:p>
      <text:p text:style-name="P36"><text:tab/>j = 5; </text:p>
      <text:p text:style-name="P36"><text:tab/>printf("%d %d",*p,*q); </text:p>
      <text:p text:style-name="P36"><text:tab/>return 0; </text:p>
      <text:p text:style-name="P36"><text:tab/>}</text:p>
      <text:p text:style-name="P36"/>
      <text:p text:style-name="P36"/>
      <text:p text:style-name="P36"/>
      <text:p text:style-name="P36"><text:soft-page-break/>42)<text:tab/>int main () </text:p>
      <text:p text:style-name="P36"><text:tab/>{ </text:p>
      <text:p text:style-name="P36"><text:tab/> int *a, *b; </text:p>
      <text:p text:style-name="P36"><text:tab/> a = b = 4;</text:p>
      <text:p text:style-name="P36"><text:tab/> b = a; </text:p>
      <text:p text:style-name="P36"><text:tab/> printf ("%d %d %d %d", *a++, *b++, *a, *b); </text:p>
      <text:p text:style-name="P36"><text:tab/>}</text:p>
      <text:p text:style-name="P36"/>
      <text:p text:style-name="P37">43)<text:span text:style-name="T17"><text:tab/>int main() </text:span></text:p>
      <text:p text:style-name="P38"><text:tab/>{ </text:p>
      <text:p text:style-name="P38"><text:tab/>int *num = 8; </text:p>
      <text:p text:style-name="P38"><text:tab/>printf ("%d", num = num - 2); </text:p>
      <text:p text:style-name="P38"><text:tab/>if (num != 0) </text:p>
      <text:p text:style-name="P38"><text:tab/>main(); </text:p>
      <text:p text:style-name="P38"><text:tab/>}</text:p>
      <text:p text:style-name="P38"/>
      <text:p text:style-name="P38">44)<text:tab/>int main() </text:p>
      <text:p text:style-name="P38"><text:tab/>{ </text:p>
      <text:p text:style-name="P38"><text:tab/>int x,*p=10; </text:p>
      <text:p text:style-name="P38"><text:tab/>for(x=-1; x&lt;=10; x++) </text:p>
      <text:p text:style-name="P38"><text:tab/>{ </text:p>
      <text:p text:style-name="P38"><text:tab/>if(*p &lt; 5) </text:p>
      <text:p text:style-name="P38"><text:tab/>continue; </text:p>
      <text:p text:style-name="P38"><text:tab/>else </text:p>
      <text:p text:style-name="P38"><text:tab/>break; </text:p>
      <text:p text:style-name="P38"><text:tab/>printf("Placement Question"); </text:p>
      <text:p text:style-name="P38"><text:tab/>} </text:p>
      <text:p text:style-name="P38"><text:tab/>return 0; </text:p>
      <text:p text:style-name="P38"><text:tab/>}</text:p>
      <text:p text:style-name="P38"/>
      <text:p text:style-name="P38">45)<text:tab/>int main() <text:s text:c="2"/></text:p>
      <text:p text:style-name="P38"><text:tab/>{ </text:p>
      <text:p text:style-name="P38"><text:tab/>int *p; </text:p>
      <text:p text:style-name="P38"><text:tab/>printf("%d %d", sizeof(*&amp;p), sizeof((char*)p)); </text:p>
      <text:p text:style-name="P38"><text:tab/>}</text:p>
      <text:p text:style-name="P38"/>
      <text:p text:style-name="P39">46)<text:tab/>int main() </text:p>
      <text:p text:style-name="P39"><text:tab/>{ </text:p>
      <text:p text:style-name="P39"><text:tab/>int p = 10, q = 25; </text:p>
      <text:p text:style-name="P39"><text:tab/>char *a = p++ + q++; </text:p>
      <text:p text:style-name="P39"><text:tab/>char *b = ++p + ++q; </text:p>
      <text:p text:style-name="P39"><text:tab/>printf("%d %d\n", p, q); </text:p>
      <text:p text:style-name="P39"><text:tab/>} </text:p>
      <text:p text:style-name="P39"/>
      <text:p text:style-name="P39">47)<text:tab/>int main() </text:p>
      <text:p text:style-name="P39"><text:tab/>{ </text:p>
      <text:p text:style-name="P39"><text:tab/>int *x = 7538; </text:p>
      <text:p text:style-name="P39"><text:tab/>printf("%d %dn", x % 100, x / 10); </text:p>
      <text:p text:style-name="P39"><text:tab/>}</text:p>
      <text:p text:style-name="P39"><text:soft-page-break/></text:p>
      <text:p text:style-name="P39">48)<text:tab/>int main () </text:p>
      <text:p text:style-name="P39"><text:tab/>{ </text:p>
      <text:p text:style-name="P39"><text:tab/>int *p = 2; </text:p>
      <text:p text:style-name="P39"><text:tab/>switch (*p) </text:p>
      <text:p text:style-name="P39"><text:tab/>{ </text:p>
      <text:p text:style-name="P39"><text:tab/>case 1:<text:tab/>printf ("D.W.Steyn"); </text:p>
      <text:p text:style-name="P39"><text:tab/>case 2:printf (" M.G.Johnson"); </text:p>
      <text:p text:style-name="P39"><text:tab/>case 3:printf (" Mohammad Asif"); </text:p>
      <text:p text:style-name="P39"><text:tab/>default:printf (" M.Muralidaran"); </text:p>
      <text:p text:style-name="P39"><text:tab/>} </text:p>
      <text:p text:style-name="P39"><text:tab/>return 0; </text:p>
      <text:p text:style-name="P39"><text:tab/>}</text:p>
      <text:p text:style-name="P39"/>
      <text:p text:style-name="P39"/>
      <text:p text:style-name="P39">49)<text:tab/>int main () </text:p>
      <text:p text:style-name="P39"><text:tab/>{ </text:p>
      <text:p text:style-name="P39"><text:tab/>int x=2;<text:tab/> </text:p>
      <text:p text:style-name="P39"><text:s text:c="2"/><text:tab/>int *p = &amp;x; </text:p>
      <text:p text:style-name="P39"><text:s text:c="2"/><text:tab/>switch (x)</text:p>
      <text:p text:style-name="P39"><text:tab/>{ </text:p>
      <text:p text:style-name="P39"><text:tab/>case 1:<text:tab/>printf ("D.W.Steyn");break; </text:p>
      <text:p text:style-name="P39"><text:tab/>case 2:printf (" M.G.Johnson"); break;</text:p>
      <text:p text:style-name="P39"><text:tab/>case 3:printf (" Mohammad Asif"); </text:p>
      <text:p text:style-name="P39"><text:tab/>default:printf (" M.Muralidaran"); </text:p>
      <text:p text:style-name="P39"><text:tab/>} </text:p>
      <text:p text:style-name="P39"><text:tab/>return 0; </text:p>
      <text:p text:style-name="P39"><text:tab/>}</text:p>
      <text:p text:style-name="P39"/>
      <text:p text:style-name="P40">50)<text:tab/>int main() { </text:p>
      <text:p text:style-name="P40"><text:tab/> <text:s/>int m = -10, n = 20,*p,*q; </text:p>
      <text:p text:style-name="P40"><text:tab/> <text:s/>p=q=&amp;n; </text:p>
      <text:p text:style-name="P40"><text:tab/> <text:s/>n = (m &lt; 0) ? *p : *q; </text:p>
      <text:p text:style-name="P40"><text:tab/> <text:s/>printf("%d %d", m, n); </text:p>
      <text:p text:style-name="P40"><text:tab/>}</text:p>
      <text:p text:style-name="P40"/>
      <text:p text:style-name="P40"/>
      <text:p text:style-name="P40">51)<text:tab/>int main() { </text:p>
      <text:p text:style-name="P40"><text:tab/>int i=0; </text:p>
      <text:p text:style-name="P40"><text:tab/>int *p=&amp;i; </text:p>
      <text:p text:style-name="P40"><text:tab/>for(;;) </text:p>
      <text:p text:style-name="P40"><text:tab/>printf("%d",*p); </text:p>
      <text:p text:style-name="P40"><text:tab/>return 0; </text:p>
      <text:p text:style-name="P40"><text:tab/>}</text:p>
      <text:p text:style-name="P40"/>
      <text:p text:style-name="P41"/>
      <text:p text:style-name="P41"/>
      <text:p text:style-name="P41"/>
      <text:p text:style-name="P41"/>
      <text:p text:style-name="P41"><text:soft-page-break/>52)<text:span text:style-name="T18"><text:tab/>int main() { </text:span></text:p>
      <text:p text:style-name="P42"><text:tab/>char c = '*'; </text:p>
      <text:p text:style-name="P42"><text:tab/>switch (c) { </text:p>
      <text:p text:style-name="P42"><text:tab/>default: printf("unknown colour "); </text:p>
      <text:p text:style-name="P42"><text:tab/>case '*': case 'R': printf("Red"); </text:p>
      <text:p text:style-name="P42"><text:tab/>case '+': case 'G': printf("Green "); break; </text:p>
      <text:p text:style-name="P42"><text:tab/>case '-': case 'B': printf("Blue"); </text:p>
      <text:p text:style-name="P42"><text:tab/>} </text:p>
      <text:p text:style-name="P42"><text:tab/>}</text:p>
      <text:p text:style-name="P42"/>
      <text:p text:style-name="P42">53)<text:tab/> int main() { </text:p>
      <text:p text:style-name="P42"><text:tab/> int x = 1,*p=0; </text:p>
      <text:p text:style-name="P42"><text:tab/> while(*p == 0) </text:p>
      <text:p text:style-name="P42"><text:tab/> printf("hello"); </text:p>
      <text:p text:style-name="P42"><text:tab/> }</text:p>
      <text:p text:style-name="P42"/>
      <text:p text:style-name="P42">54)<text:tab/> <text:s/>int main() { </text:p>
      <text:p text:style-name="P42"><text:tab/> <text:s/>int *x = 0, *y = 0; </text:p>
      <text:p text:style-name="P42"><text:tab/> <text:s/>if(*x &gt; 0) </text:p>
      <text:p text:style-name="P42"><text:tab/> <text:s/>if(*y &gt; 0) </text:p>
      <text:p text:style-name="P42"><text:tab/> <text:s/>printf("True"); </text:p>
      <text:p text:style-name="P42"><text:tab/> <text:s/>else </text:p>
      <text:p text:style-name="P42"><text:tab/> <text:s/>printf("False"); </text:p>
      <text:p text:style-name="P42"><text:tab/> }</text:p>
      <text:p text:style-name="P42"/>
      <text:p text:style-name="P42">55)<text:tab/>main() { </text:p>
      <text:p text:style-name="P42"><text:tab/> int i = 2, *j; </text:p>
      <text:p text:style-name="P42"><text:tab/> j = &amp;i; </text:p>
      <text:p text:style-name="P42"><text:tab/> printf("%d", i**j*i+*j); </text:p>
      <text:p text:style-name="P42"><text:tab/>} </text:p>
      <text:p text:style-name="P42"/>
      <text:p text:style-name="P42">56)<text:tab/> main() { </text:p>
      <text:p text:style-name="P42"><text:tab/> int i = 2, *j; </text:p>
      <text:p text:style-name="P42"><text:tab/> *j = &amp;i; </text:p>
      <text:p text:style-name="P42"><text:tab/> printf("%d", i**j*i+*j); </text:p>
      <text:p text:style-name="P42"><text:tab/>} </text:p>
      <text:p text:style-name="P42"/>
      <text:p text:style-name="P42">57)<text:tab/> int main() { </text:p>
      <text:p text:style-name="P42"><text:tab/> int *x,*y,z; </text:p>
      <text:p text:style-name="P42"><text:tab/> x = '1'-'0'; </text:p>
      <text:p text:style-name="P42"><text:tab/> y = 'a'-'b'; </text:p>
      <text:p text:style-name="P42"><text:tab/> z = *x + *y; </text:p>
      <text:p text:style-name="P42"><text:tab/> printf("%d %d",z,x+y); </text:p>
      <text:p text:style-name="P42"><text:tab/>} </text:p>
      <text:p text:style-name="P42"/>
      <text:p text:style-name="P42"/>
      <text:p text:style-name="P42"/>
      <text:p text:style-name="P42"/>
      <text:p text:style-name="P42"/>
      <text:p text:style-name="P42"><text:soft-page-break/>58)<text:tab/>main() </text:p>
      <text:p text:style-name="P42"><text:tab/>{ </text:p>
      <text:p text:style-name="P42"><text:tab/>char *P = "ayqm" ; </text:p>
      <text:p text:style-name="P42"><text:tab/>char c; </text:p>
      <text:p text:style-name="P42"><text:tab/>c = ++*p ; </text:p>
      <text:p text:style-name="P42"><text:tab/>printf ("%c", c); </text:p>
      <text:p text:style-name="P42"><text:tab/>}</text:p>
      <text:p text:style-name="P42"/>
      <text:p text:style-name="P42">59)<text:tab/>main() </text:p>
      <text:p text:style-name="P42"><text:tab/>{ </text:p>
      <text:p text:style-name="P42"><text:tab/>char *P = "ayqm" ; </text:p>
      <text:p text:style-name="P42"><text:tab/>char c; </text:p>
      <text:p text:style-name="P42"><text:tab/>c = ++*P ;</text:p>
      <text:p text:style-name="P42"><text:tab/>printf ("%c", c); </text:p>
      <text:p text:style-name="P42"><text:tab/>}</text:p>
      <text:p text:style-name="P42"/>
      <text:p text:style-name="P42">60)<text:tab/>void main() </text:p>
      <text:p text:style-name="P42"><text:tab/>{ </text:p>
      <text:p text:style-name="P42"><text:tab/> int x=10,*y,*z; </text:p>
      <text:p text:style-name="P42"><text:tab/> y=&amp;x; </text:p>
      <text:p text:style-name="P42"><text:tab/> z=&amp;y; </text:p>
      <text:p text:style-name="P42"><text:tab/> printf("%d%d%d\n",*y,*z,(*z)); </text:p>
      <text:p text:style-name="P42"><text:tab/>}</text:p>
      <text:p text:style-name="P42"/>
      <text:p text:style-name="P43">61)<text:tab/>main() </text:p>
      <text:p text:style-name="P43"><text:tab/>{ </text:p>
      <text:p text:style-name="P43"><text:tab/>int a = 1, b=2, c=3; </text:p>
      <text:p text:style-name="P43"><text:tab/>char *d = 0; </text:p>
      <text:p text:style-name="P43"><text:tab/>if(a,b,c,d) </text:p>
      <text:p text:style-name="P43"><text:tab/>printf("EXAM"); </text:p>
      <text:p text:style-name="P43"><text:tab/>else </text:p>
      <text:p text:style-name="P43"><text:tab/>printf("vector"); </text:p>
      <text:p text:style-name="P43"><text:tab/>}</text:p>
      <text:p text:style-name="P43"/>
      <text:p text:style-name="P44">62)<text:span text:style-name="T19"><text:tab/>main() </text:span></text:p>
      <text:p text:style-name="P45"><text:tab/>{ </text:p>
      <text:p text:style-name="P45"><text:tab/>int a = 1, b=2, c=3; </text:p>
      <text:p text:style-name="P45"><text:tab/>char *d = 0; </text:p>
      <text:p text:style-name="P45"><text:tab/>if(*d,b,c,a) </text:p>
      <text:p text:style-name="P45"><text:tab/>printf("EXAM"); </text:p>
      <text:p text:style-name="P45"><text:tab/>else </text:p>
      <text:p text:style-name="P45"><text:tab/>printf("vector"); </text:p>
      <text:p text:style-name="P45"><text:tab/>}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63)<text:tab/>main() </text:p>
      <text:p text:style-name="P45"><text:tab/>{ </text:p>
      <text:p text:style-name="P45"><text:tab/>int a=10,b=20; </text:p>
      <text:p text:style-name="P45"><text:tab/>int *c=0; </text:p>
      <text:p text:style-name="P45"><text:tab/>if(a&gt;c &amp;&amp; b&gt;c,c) </text:p>
      <text:p text:style-name="P45"><text:tab/>printf("EXAM"); </text:p>
      <text:p text:style-name="P45"><text:tab/>else </text:p>
      <text:p text:style-name="P45"><text:tab/>printf("vector"); </text:p>
      <text:p text:style-name="P45"><text:tab/>}</text:p>
      <text:p text:style-name="P45"/>
      <text:p text:style-name="P45">64)<text:tab/>int main() </text:p>
      <text:p text:style-name="P45"><text:tab/>{ </text:p>
      <text:p text:style-name="P45"><text:tab/> <text:s text:c="3"/>char *str; </text:p>
      <text:p text:style-name="P45"><text:tab/> <text:s text:c="3"/>str = "%c"; </text:p>
      <text:p text:style-name="P45"><text:tab/> <text:s text:c="3"/>printf(str+1, "Vj"); </text:p>
      <text:p text:style-name="P45"><text:tab/> <text:s text:c="3"/>return 0; </text:p>
      <text:p text:style-name="P45"><text:tab/>}</text:p>
      <text:p text:style-name="P45"/>
      <text:p text:style-name="P45">65)<text:tab/>int main() </text:p>
      <text:p text:style-name="P45"><text:tab/>{ </text:p>
      <text:p text:style-name="P45"><text:tab/> <text:s text:c="3"/>char *str; </text:p>
      <text:p text:style-name="P45"><text:tab/> <text:s text:c="3"/>str = "%s"; </text:p>
      <text:p text:style-name="P45"><text:tab/> <text:s text:c="3"/>printf(str+1, "Vj"); </text:p>
      <text:p text:style-name="P45"><text:tab/> <text:s text:c="3"/>return 0; </text:p>
      <text:p text:style-name="P45"><text:tab/>}</text:p>
      <text:p text:style-name="P45"/>
      <text:p text:style-name="P45">66)<text:tab/>int main() </text:p>
      <text:p text:style-name="P45"><text:tab/>{ </text:p>
      <text:p text:style-name="P45"><text:tab/> <text:s text:c="3"/>char *str; </text:p>
      <text:p text:style-name="P45"><text:tab/> <text:s text:c="3"/>str = "%s"; </text:p>
      <text:p text:style-name="P45"><text:tab/> <text:s text:c="3"/>printf(str, "Vj"); </text:p>
      <text:p text:style-name="P45"><text:tab/> <text:s text:c="3"/>return 0; </text:p>
      <text:p text:style-name="P45"><text:tab/>}</text:p>
      <text:p text:style-name="P45"/>
      <text:p text:style-name="P45">67)<text:tab/>int main() </text:p>
      <text:p text:style-name="P45"><text:tab/>{ </text:p>
      <text:p text:style-name="P45"><text:tab/> <text:s text:c="3"/>int i=1, *j, k; </text:p>
      <text:p text:style-name="P45"><text:tab/> <text:s text:c="3"/>j = &amp;i; </text:p>
      <text:p text:style-name="P45"><text:tab/> <text:s text:c="3"/>printf("%d\n", i**j*i+*j); </text:p>
      <text:p text:style-name="P45"><text:tab/> <text:s text:c="3"/>return 0; </text:p>
      <text:p text:style-name="P45"><text:tab/>}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68)<text:tab/>int main() </text:p>
      <text:p text:style-name="P45"><text:tab/>{ </text:p>
      <text:p text:style-name="P45"><text:tab/>char *name = "vector"; </text:p>
      <text:p text:style-name="P45"><text:tab/>printf ("%s",name); </text:p>
      <text:p text:style-name="P45"><text:tab/>char *nm = "india"; </text:p>
      <text:p text:style-name="P45"><text:tab/>name = nm; </text:p>
      <text:p text:style-name="P45"><text:tab/>printf ("%s",name); </text:p>
      <text:p text:style-name="P45"><text:tab/>}</text:p>
      <text:p text:style-name="P45"/>
      <text:p text:style-name="P45">69)<text:tab/>int main() </text:p>
      <text:p text:style-name="P45"><text:tab/>{ </text:p>
      <text:p text:style-name="P45"><text:tab/>int i=120; </text:p>
      <text:p text:style-name="P45"><text:tab/>int *p =&amp;i; </text:p>
      <text:p text:style-name="P45"><text:tab/>printf("%d\n",*p++); </text:p>
      <text:p text:style-name="P45"><text:tab/>}</text:p>
      <text:p text:style-name="P45"/>
      <text:p text:style-name="P45">70)<text:tab/>int main() </text:p>
      <text:p text:style-name="P45"><text:tab/>{ </text:p>
      <text:p text:style-name="P45"><text:tab/>char *mess={"Have","a","nice","day","Bye"}; </text:p>
      <text:p text:style-name="P45"><text:tab/>printf("%d %d\n",sizeof(mess)); </text:p>
      <text:p text:style-name="P45"><text:tab/>}</text:p>
      <text:p text:style-name="P45"/>
      <text:p text:style-name="P45">71)<text:tab/>int main() </text:p>
      <text:p text:style-name="P45"><text:tab/>{ </text:p>
      <text:p text:style-name="P45"><text:tab/>int a; </text:p>
      <text:p text:style-name="P45"><text:tab/>char *p; </text:p>
      <text:p text:style-name="P45"><text:tab/>a = sizeof(int) * p; </text:p>
      <text:p text:style-name="P45"><text:tab/>printf("%d\n",a); </text:p>
      <text:p text:style-name="P45"><text:tab/>}</text:p>
      <text:p text:style-name="P45"/>
      <text:p text:style-name="P45">72)<text:tab/>int main() </text:p>
      <text:p text:style-name="P45"><text:tab/>{ </text:p>
      <text:p text:style-name="P45"><text:tab/>int a=8,d; </text:p>
      <text:p text:style-name="P45"><text:tab/>int *p; </text:p>
      <text:p text:style-name="P45"><text:tab/>p=&amp;a; </text:p>
      <text:p text:style-name="P45"><text:tab/>d=a/p; </text:p>
      <text:p text:style-name="P45"><text:tab/>printf("%d\n",*d); </text:p>
      <text:p text:style-name="P45"><text:tab/>}</text:p>
      <text:p text:style-name="P45"/>
      <text:p text:style-name="P45">73)<text:tab/>int main() </text:p>
      <text:p text:style-name="P45"><text:tab/>{ </text:p>
      <text:p text:style-name="P45"><text:tab/>char *a="Hello"; </text:p>
      <text:p text:style-name="P45"><text:tab/>*a++ = 'h'; </text:p>
      <text:p text:style-name="P45"><text:tab/>printf("%s\n",a); </text:p>
      <text:p text:style-name="P45"><text:tab/>}</text:p>
      <text:p text:style-name="P45"/>
      <text:p text:style-name="P45"/>
      <text:p text:style-name="P45"/>
      <text:p text:style-name="P45"/>
      <text:p text:style-name="P45"><text:soft-page-break/>74)<text:tab/>int main() </text:p>
      <text:p text:style-name="P45"><text:tab/>{ </text:p>
      <text:p text:style-name="P45"><text:tab/>int *P=10; </text:p>
      <text:p text:style-name="P45"><text:tab/>printf("%d\n",p); </text:p>
      <text:p text:style-name="P45"><text:tab/>}</text:p>
      <text:p text:style-name="P45"/>
      <text:p text:style-name="P46">75)<text:span text:style-name="T20"><text:tab/>main() </text:span></text:p>
      <text:p text:style-name="P47"><text:tab/>{ </text:p>
      <text:p text:style-name="P47"><text:tab/>int k = 5; </text:p>
      <text:p text:style-name="P47"><text:tab/>int *p = &amp;k; </text:p>
      <text:p text:style-name="P47"><text:tab/>int **m = &amp;p; </text:p>
      <text:p text:style-name="P47"><text:tab/>printf("%d %d %d\n", k, *p, (*m)); </text:p>
      <text:p text:style-name="P47"><text:tab/>}</text:p>
      <text:p text:style-name="P47"/>
      <text:p text:style-name="P47">76)<text:tab/>main() </text:p>
      <text:p text:style-name="P47"><text:tab/>{ </text:p>
      <text:p text:style-name="P47"><text:tab/>char *p; </text:p>
      <text:p text:style-name="P47"><text:tab/>int *q; </text:p>
      <text:p text:style-name="P47"><text:tab/>long *r; </text:p>
      <text:p text:style-name="P47"><text:tab/>p=q=r=0; </text:p>
      <text:p text:style-name="P47"><text:tab/>p++; </text:p>
      <text:p text:style-name="P47"><text:tab/>q++; </text:p>
      <text:p text:style-name="P47"><text:tab/>r++; </text:p>
      <text:p text:style-name="P47"><text:tab/>printf("%p %p %p",p,q,r); </text:p>
      <text:p text:style-name="P47"><text:tab/>}</text:p>
      <text:p text:style-name="P47"/>
      <text:p text:style-name="P47">77)<text:tab/>int main() </text:p>
      <text:p text:style-name="P47"><text:tab/>{ </text:p>
      <text:p text:style-name="P47"><text:tab/>char *cptr,c; </text:p>
      <text:p text:style-name="P47"><text:tab/>void *vptr,v; </text:p>
      <text:p text:style-name="P47"><text:tab/>c=10; v=0; </text:p>
      <text:p text:style-name="P47"><text:tab/>cptr=&amp;c; </text:p>
      <text:p text:style-name="P47"><text:tab/>vptr=&amp;v; </text:p>
      <text:p text:style-name="P47"><text:tab/>printf("%c %d",c,v); </text:p>
      <text:p text:style-name="P47"><text:tab/>return 0; </text:p>
      <text:p text:style-name="P47"><text:tab/>}</text:p>
      <text:p text:style-name="P47"/>
      <text:p text:style-name="P47">78)<text:tab/>int main(){ </text:p>
      <text:p text:style-name="P47"><text:tab/>void *vp; </text:p>
      <text:p text:style-name="P47"><text:tab/>char ch = 'g', *cp = "goofy"; </text:p>
      <text:p text:style-name="P47"><text:tab/>int j = 20; </text:p>
      <text:p text:style-name="P47"><text:tab/>vp = &amp;ch; </text:p>
      <text:p text:style-name="P47"><text:tab/>printf("%c", *(char *)vp); </text:p>
      <text:p text:style-name="P47"><text:tab/>vp = &amp;j; </text:p>
      <text:p text:style-name="P47"><text:tab/>printf("%d",*(int *)vp); </text:p>
      <text:p text:style-name="P47"><text:tab/>vp = cp; </text:p>
      <text:p text:style-name="P47"><text:tab/>printf("%s",(char *)vp + 3); </text:p>
      <text:p text:style-name="P47"><text:tab/>}</text:p>
      <text:p text:style-name="P47"/>
      <text:p text:style-name="P47"><text:soft-page-break/>79)<text:tab/>int main() </text:p>
      <text:p text:style-name="P47"><text:tab/>{ </text:p>
      <text:p text:style-name="P47"><text:tab/>char *p; </text:p>
      <text:p text:style-name="P47"><text:tab/>p="%d\n"; </text:p>
      <text:p text:style-name="P47"><text:tab/>p++; p++; </text:p>
      <text:p text:style-name="P47"><text:tab/>printf(p-2,333); </text:p>
      <text:p text:style-name="P47"><text:tab/>return 0; </text:p>
      <text:p text:style-name="P47"><text:tab/>}</text:p>
      <text:p text:style-name="P47"/>
      <text:p text:style-name="P47">80)<text:tab/>main() </text:p>
      <text:p text:style-name="P47"><text:tab/>{ </text:p>
      <text:p text:style-name="P47"><text:tab/>char *q<text:span text:style-name="T21">=”hello”</text:span>; </text:p>
      <text:p text:style-name="P47"><text:tab/>int j; </text:p>
      <text:p text:style-name="P47"><text:tab/>for (j=0; j&lt;3; j++) </text:p>
      <text:p text:style-name="P47"><text:tab/>printf("%c" ,*(q+j)); </text:p>
      <text:p text:style-name="P47"><text:tab/>}</text:p>
      <text:p text:style-name="P47"/>
      <text:p text:style-name="P47">81)<text:tab/>void main() </text:p>
      <text:p text:style-name="P47"><text:tab/>{ </text:p>
      <text:p text:style-name="P47"><text:tab/>void *v; </text:p>
      <text:p text:style-name="P47"><text:tab/>int integer=2; </text:p>
      <text:p text:style-name="P47"><text:tab/>int *i=&amp;integer; </text:p>
      <text:p text:style-name="P47"><text:tab/>v=i; </text:p>
      <text:p text:style-name="P47"><text:tab/>printf("%d",(int*)*v); </text:p>
      <text:p text:style-name="P47"><text:tab/>}</text:p>
      <text:p text:style-name="P47"/>
      <text:p text:style-name="P47">82)<text:tab/>main() </text:p>
      <text:p text:style-name="P47"><text:tab/>{ </text:p>
      <text:p text:style-name="P47"><text:tab/>char *p = "gsm"; </text:p>
      <text:p text:style-name="P47"><text:tab/>printf("%c",++*(p++)); </text:p>
      <text:p text:style-name="P47"><text:tab/>}</text:p>
      <text:p text:style-name="P47"/>
      <text:p text:style-name="P47">83)<text:tab/>main() </text:p>
      <text:p text:style-name="P47"><text:tab/>{ </text:p>
      <text:p text:style-name="P47"><text:tab/>char *p = "program"; </text:p>
      <text:p text:style-name="P47"><text:tab/>char c; </text:p>
      <text:p text:style-name="P47"><text:tab/>c = ++*p++; </text:p>
      <text:p text:style-name="P47"><text:tab/>printf("%c",c); </text:p>
      <text:p text:style-name="P47"><text:tab/>}</text:p>
      <text:p text:style-name="P47"/>
      <text:p text:style-name="P47"/>
      <text:p text:style-name="P47"/>
      <text:p text:style-name="P47"/>
      <text:p text:style-name="P47"/>
      <text:p text:style-name="P47"/>
      <text:p text:style-name="P47">84)<text:tab/>main() </text:p>
      <text:p text:style-name="P47"><text:tab/>{ </text:p>
      <text:p text:style-name="P47"><text:tab/>char *p = "program"; </text:p>
      <text:p text:style-name="P47"><text:tab/>char c; </text:p>
      <text:p text:style-name="P47"><text:soft-page-break/><text:tab/>c = *(++p); </text:p>
      <text:p text:style-name="P47"><text:tab/>printf("%c\n",c); </text:p>
      <text:p text:style-name="P47"><text:tab/>}</text:p>
      <text:p text:style-name="P47"/>
      <text:p text:style-name="P47">85)<text:tab/>main() </text:p>
      <text:p text:style-name="P47"><text:tab/>{ </text:p>
      <text:p text:style-name="P47"><text:tab/>int a=2,*f1,*f2; </text:p>
      <text:p text:style-name="P47"><text:tab/>f1=f2=&amp;a; </text:p>
      <text:p text:style-name="P47"><text:tab/>*f2+=*f2+=a+=2.5; </text:p>
      <text:p text:style-name="P47"><text:tab/>printf("%d %d %d\n",a,*f1,*f2); </text:p>
      <text:p text:style-name="P47"><text:tab/>} </text:p>
      <text:p text:style-name="P47"/>
      <text:p text:style-name="P47">86)<text:tab/>main() </text:p>
      <text:p text:style-name="P47"><text:tab/>{ </text:p>
      <text:p text:style-name="P47"><text:tab/>int i=257; </text:p>
      <text:p text:style-name="P47"><text:tab/>int *i<text:span text:style-name="T23">p</text:span>tr = &amp;i; </text:p>
      <text:p text:style-name="P47"><text:tab/>printf("%d %d", *((char*)i<text:span text:style-name="T23">p</text:span>tr), *((char*)i<text:span text:style-name="T23">p</text:span>tr+1) ); </text:p>
      <text:p text:style-name="P47"><text:tab/>}</text:p>
      <text:p text:style-name="P47"/>
      <text:p text:style-name="P47">87)<text:tab/>main() </text:p>
      <text:p text:style-name="P47"><text:tab/>{ </text:p>
      <text:p text:style-name="P47"><text:tab/>int i=258; </text:p>
      <text:p text:style-name="P47"><text:tab/>int *i<text:span text:style-name="T23">p</text:span>tr = &amp;i; </text:p>
      <text:p text:style-name="P47"><text:tab/>printf("%d %d", *((char*)i<text:span text:style-name="T23">p</text:span>tr), *((char*)i<text:span text:style-name="T23">p</text:span>tr+1) ); </text:p>
      <text:p text:style-name="P47"><text:tab/>}</text:p>
      <text:p text:style-name="P47"/>
      <text:p text:style-name="P47">88)<text:tab/>main() </text:p>
      <text:p text:style-name="P47"><text:tab/>{ </text:p>
      <text:p text:style-name="P47"><text:tab/>char * str = "hello"; </text:p>
      <text:p text:style-name="P47"><text:tab/>char * ptr = str; </text:p>
      <text:p text:style-name="P47"><text:tab/>char least = 127; </text:p>
      <text:p text:style-name="P47"><text:tab/>while (*ptr++) </text:p>
      <text:p text:style-name="P47"><text:tab/>least = (*ptr,printf("%d,",least)); </text:p>
      <text:p text:style-name="P47"><text:tab/>}</text:p>
      <text:p text:style-name="P47"/>
      <text:p text:style-name="P47">89)<text:tab/>int main() </text:p>
      <text:p text:style-name="P47"><text:tab/>{ </text:p>
      <text:p text:style-name="P47"><text:tab/>int a = 10,*j; </text:p>
      <text:p text:style-name="P47"><text:tab/>void *k; </text:p>
      <text:p text:style-name="P47"><text:tab/>j = &amp;a; </text:p>
      <text:p text:style-name="P47"><text:tab/>k = &amp;a; </text:p>
      <text:p text:style-name="P47"><text:tab/>*j++; </text:p>
      <text:p text:style-name="P47"><text:tab/>printf("%d",*j); </text:p>
      <text:p text:style-name="P47"><text:tab/>printf("%d" ,*k); </text:p>
      <text:p text:style-name="P47"><text:tab/>}</text:p>
      <text:p text:style-name="P47"/>
      <text:p text:style-name="P47">90)<text:tab/>void main() </text:p>
      <text:p text:style-name="P47"><text:tab/>{ </text:p>
      <text:p text:style-name="P47"><text:tab/>int *a; </text:p>
      <text:p text:style-name="P47"><text:soft-page-break/><text:tab/>*a= 7; </text:p>
      <text:p text:style-name="P47"><text:tab/>printf("%d",a); </text:p>
      <text:p text:style-name="P47"><text:tab/>}</text:p>
      <text:p text:style-name="P47"/>
      <text:p text:style-name="P47">91)<text:tab/>main() </text:p>
      <text:p text:style-name="P47"><text:tab/>{ </text:p>
      <text:p text:style-name="P47"><text:tab/>int u1,u2; </text:p>
      <text:p text:style-name="P47"><text:tab/>int v=3; </text:p>
      <text:p text:style-name="P47"><text:tab/>int *pv; </text:p>
      <text:p text:style-name="P47"><text:tab/>u1=2*(v+5); </text:p>
      <text:p text:style-name="P47"><text:tab/>pv=&amp;v; </text:p>
      <text:p text:style-name="P47"><text:tab/>u2=2*(*pv + 5); </text:p>
      <text:p text:style-name="P47"><text:tab/>printf("u1=%d, u2=%d", u1, u2); </text:p>
      <text:p text:style-name="P47"><text:tab/>}</text:p>
      <text:p text:style-name="P47"/>
      <text:p text:style-name="P47">92)<text:tab/>int main() { </text:p>
      <text:p text:style-name="P47"><text:tab/>int x=30, *y, *z; </text:p>
      <text:p text:style-name="P47"><text:tab/>y = &amp;x; </text:p>
      <text:p text:style-name="P47"><text:tab/>z = y; </text:p>
      <text:p text:style-name="P47"><text:tab/>*y= *z; </text:p>
      <text:p text:style-name="P47"><text:tab/>x++; </text:p>
      <text:p text:style-name="P47"><text:tab/>printf("x=%d, y=%u, z=%u\n", x, *y, z); </text:p>
      <text:p text:style-name="P47"><text:tab/>return 0; </text:p>
      <text:p text:style-name="P47"><text:tab/>}</text:p>
      <text:p text:style-name="P47"/>
      <text:p text:style-name="P47">93)<text:tab/>main() </text:p>
      <text:p text:style-name="P47"><text:tab/>{ </text:p>
      <text:p text:style-name="P47"><text:tab/>char *p="s""Hello"; </text:p>
      <text:p text:style-name="P47"><text:tab/>printf("%s",p); </text:p>
      <text:p text:style-name="P47"><text:tab/>}</text:p>
      <text:p text:style-name="P47"/>
      <text:p text:style-name="P47">94)<text:tab/>main() </text:p>
      <text:p text:style-name="P47"><text:tab/>{ </text:p>
      <text:p text:style-name="P47"><text:tab/>int n; <text:s text:c="14"/></text:p>
      <text:p text:style-name="P47"><text:tab/>int *p; <text:s text:c="3"/><text:tab/> <text:s text:c="4"/></text:p>
      <text:p text:style-name="P47"><text:tab/>p = &amp;n; <text:s text:c="6"/></text:p>
      <text:p text:style-name="P47"><text:tab/>*p = 2; <text:s text:c="4"/></text:p>
      <text:p text:style-name="P47"><text:tab/>*p = *p + *p; </text:p>
      <text:p text:style-name="P47"><text:tab/>printf("%d\n",*p); </text:p>
      <text:p text:style-name="P47"><text:tab/>}</text:p>
      <text:p text:style-name="P47"/>
      <text:p text:style-name="P47"/>
      <text:p text:style-name="P47"/>
      <text:p text:style-name="P47"/>
      <text:p text:style-name="P47"/>
      <text:p text:style-name="P47">95)<text:tab/>main() </text:p>
      <text:p text:style-name="P47"><text:tab/>{ </text:p>
      <text:p text:style-name="P47"><text:tab/>int a=10,b=10; </text:p>
      <text:p text:style-name="P47"><text:tab/>a=b+NULL; </text:p>
      <text:p text:style-name="P47"><text:soft-page-break/><text:tab/>printf("%d",*a+*b); </text:p>
      <text:p text:style-name="P47"><text:tab/>}</text:p>
      <text:p text:style-name="P47"/>
      <text:p text:style-name="P47">96)<text:tab/>main() </text:p>
      <text:p text:style-name="P47"><text:tab/>{ </text:p>
      <text:p text:style-name="P47"><text:tab/>char *str; </text:p>
      <text:p text:style-name="P47"><text:tab/>str=0xb800000000; </text:p>
      <text:p text:style-name="P47"><text:tab/>*str='A'; </text:p>
      <text:p text:style-name="P47"><text:tab/>printf("%s",str); </text:p>
      <text:p text:style-name="P47"><text:tab/>}</text:p>
      <text:p text:style-name="P47"/>
      <text:p text:style-name="P47">97)<text:tab/>main() </text:p>
      <text:p text:style-name="P47"><text:tab/>{ </text:p>
      <text:p text:style-name="P47"><text:tab/>char *a=0x00000120; </text:p>
      <text:p text:style-name="P47"><text:tab/>char *b=0x00100020; </text:p>
      <text:p text:style-name="P47"><text:tab/>char *c=0x00120000; </text:p>
      <text:p text:style-name="P47"><text:tab/>if(a==b) </text:p>
      <text:p text:style-name="P47"><text:tab/>printf("Hi"); </text:p>
      <text:p text:style-name="P47"><text:tab/>if(a==c) </text:p>
      <text:p text:style-name="P47"><text:tab/>printf("Hello"); </text:p>
      <text:p text:style-name="P47"><text:tab/>if(b==c) </text:p>
      <text:p text:style-name="P47"><text:tab/>printf("welcome"); </text:p>
      <text:p text:style-name="P47"><text:tab/>if(a&gt;b &amp;&amp; a&gt;c &amp;&amp; b&gt;c) </text:p>
      <text:p text:style-name="P47"><text:tab/>printf("bye"); </text:p>
      <text:p text:style-name="P47"><text:tab/>else </text:p>
      <text:p text:style-name="P47"><text:tab/>printf("vector"); </text:p>
      <text:p text:style-name="P47"><text:tab/>}</text:p>
      <text:p text:style-name="P47"/>
      <text:p text:style-name="P47">98)<text:tab/>main() </text:p>
      <text:p text:style-name="P47"><text:tab/>{ </text:p>
      <text:p text:style-name="P47"><text:tab/>char *a=0x00000120; </text:p>
      <text:p text:style-name="P47"><text:tab/>char *b=0x00100020; </text:p>
      <text:p text:style-name="P47"><text:tab/>char *c=0x00120000; </text:p>
      <text:p text:style-name="P47"><text:tab/>if(a!=b) </text:p>
      <text:p text:style-name="P47"><text:tab/>printf("Hi"); </text:p>
      <text:p text:style-name="P47"><text:tab/>return; </text:p>
      <text:p text:style-name="P47"><text:tab/>if(a!=c) </text:p>
      <text:p text:style-name="P47"><text:tab/>printf("Hello"); </text:p>
      <text:p text:style-name="P47"><text:tab/>if(b!=c) </text:p>
      <text:p text:style-name="P47"><text:tab/>printf("welcome"); </text:p>
      <text:p text:style-name="P47"><text:tab/>if(!(a&gt;b &amp;&amp; a&gt;c &amp;&amp; b&gt;c)) </text:p>
      <text:p text:style-name="P47"><text:tab/>printf("bye"); </text:p>
      <text:p text:style-name="P47"><text:tab/>else </text:p>
      <text:p text:style-name="P47"><text:tab/>printf("vector"); </text:p>
      <text:p text:style-name="P47"><text:tab/>}</text:p>
      <text:p text:style-name="P47"/>
      <text:p text:style-name="P47">99)<text:tab/>main() </text:p>
      <text:p text:style-name="P47"><text:tab/>{ </text:p>
      <text:p text:style-name="P47"><text:tab/>char *a=0x00000120; </text:p>
      <text:p text:style-name="P47"><text:soft-page-break/><text:tab/>char *b=0x00100020; </text:p>
      <text:p text:style-name="P47"><text:tab/>char *c=0x00120000; </text:p>
      <text:p text:style-name="P47"><text:tab/>if(a!=b) </text:p>
      <text:p text:style-name="P47"><text:tab/>printf("Hi"); </text:p>
      <text:p text:style-name="P47"><text:tab/>break; </text:p>
      <text:p text:style-name="P47"><text:tab/>if(a!=c) </text:p>
      <text:p text:style-name="P47"><text:tab/>printf("Hello"); </text:p>
      <text:p text:style-name="P47"><text:tab/>if(b!=c) </text:p>
      <text:p text:style-name="P47"><text:tab/>printf("welcome"); </text:p>
      <text:p text:style-name="P47"><text:tab/>if(!(a&gt;b &amp;&amp; a&gt;c &amp;&amp; b&gt;c)) </text:p>
      <text:p text:style-name="P47"><text:tab/>printf("bye"); </text:p>
      <text:p text:style-name="P47"><text:tab/>else </text:p>
      <text:p text:style-name="P47"><text:tab/>printf("vector"); </text:p>
      <text:p text:style-name="P47"><text:tab/>}</text:p>
      <text:p text:style-name="P47"/>
      <text:p text:style-name="P47">100)<text:tab/>main() </text:p>
      <text:p text:style-name="P47"><text:tab/>{ </text:p>
      <text:p text:style-name="P47"><text:tab/>printf("main"); </text:p>
      <text:p text:style-name="P47"><text:tab/>char *a=0x00000120; </text:p>
      <text:p text:style-name="P47"><text:tab/>char *b=0x00100020; </text:p>
      <text:p text:style-name="P47"><text:tab/>char *c=0x00120000; </text:p>
      <text:p text:style-name="P47"><text:tab/>return; </text:p>
      <text:p text:style-name="P47"><text:tab/>if(a!=b) </text:p>
      <text:p text:style-name="P47"><text:tab/>printf("Hi"); </text:p>
      <text:p text:style-name="P47"><text:tab/>if(a!=c) </text:p>
      <text:p text:style-name="P47"><text:tab/>printf("Hello"); </text:p>
      <text:p text:style-name="P47"><text:tab/>if(b!=c) </text:p>
      <text:p text:style-name="P47"><text:tab/>printf("welcome"); </text:p>
      <text:p text:style-name="P47"><text:tab/>if(!(a&gt;b &amp;&amp; a&gt;c &amp;&amp; b&gt;c)) </text:p>
      <text:p text:style-name="P47"><text:tab/>printf("bye"); </text:p>
      <text:p text:style-name="P47"><text:tab/>else </text:p>
      <text:p text:style-name="P47"><text:tab/>printf("vector"); </text:p>
      <text:p text:style-name="P47"><text:tab/>}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Answers: </text:p>
      <text:p text:style-name="P48">--------- </text:p>
      <text:p text:style-name="P48"/>
      <text:p text:style-name="P48">1)C </text:p>
      <text:p text:style-name="P48"><text:soft-page-break/>2)10 </text:p>
      <text:p text:style-name="P48">3)0.000000 </text:p>
      <text:p text:style-name="P48">4)compile error </text:p>
      <text:p text:style-name="P48">5)JACK </text:p>
      <text:p text:style-name="P48">6)hello </text:p>
      <text:p text:style-name="P48">7)segmentation fault </text:p>
      <text:p text:style-name="P48">8)10,Garbage </text:p>
      <text:p text:style-name="P48">9)-61 </text:p>
      <text:p text:style-name="P48">10)31,Garbage,Garbage </text:p>
      <text:p text:style-name="P48">11)k </text:p>
      <text:p text:style-name="P48">12)4 </text:p>
      <text:p text:style-name="P48">13)300 </text:p>
      <text:p text:style-name="P48">14)50,4 65,4 </text:p>
      <text:p text:style-name="P48">15)Garbage </text:p>
      <text:p text:style-name="P48">16)11,11 </text:p>
      <text:p text:style-name="P48">17)[c], [20], [1.200000], [I], [I am a string] </text:p>
      <text:p text:style-name="P48">18)compile error </text:p>
      <text:p text:style-name="P48">19)4 </text:p>
      <text:p text:style-name="P48">20)25,36 </text:p>
      <text:p text:style-name="P48">21)4 </text:p>
      <text:p text:style-name="P48">22)5 </text:p>
      <text:p text:style-name="P48">23)Garbage,Garbage </text:p>
      <text:p text:style-name="P48">24)4 </text:p>
      <text:p text:style-name="P48">25)7 </text:p>
      <text:p text:style-name="P48">26)ointer-to-String </text:p>
      <text:p text:style-name="P48">27)Hisis </text:p>
      <text:p text:style-name="P48">28)ello world world </text:p>
      <text:p text:style-name="P48">29)15 </text:p>
      <text:p text:style-name="P48">30)222 </text:p>
      <text:p text:style-name="P48">31)21,Garbage,Garbage </text:p>
      <text:p text:style-name="P48">32)300 </text:p>
      <text:p text:style-name="P48">33)0x23 </text:p>
      <text:p text:style-name="P48">34)1748392 </text:p>
      <text:p text:style-name="P48">35)compile error </text:p>
      <text:p text:style-name="P48">36)segmentation fault </text:p>
      <text:p text:style-name="P48">37)power of c </text:p>
      <text:p text:style-name="P48">38)compile error </text:p>
      <text:p text:style-name="P48">39)10 </text:p>
      <text:p text:style-name="P48">40)4 </text:p>
      <text:p text:style-name="P48">41)5,5 </text:p>
      <text:p text:style-name="P48">42)segmentaion fault </text:p>
      <text:p text:style-name="P48">43)0 </text:p>
      <text:p text:style-name="P48">44)segmentaion fault </text:p>
      <text:p text:style-name="P48">45)4,4 </text:p>
      <text:p text:style-name="P48">46)12,27 </text:p>
      <text:p text:style-name="P48">47)compile error </text:p>
      <text:p text:style-name="P48">48)segmentaion fault </text:p>
      <text:p text:style-name="P48">49)ashok </text:p>
      <text:p text:style-name="P48">50)-10,20 </text:p>
      <text:p text:style-name="P48"><text:soft-page-break/>51)infinite </text:p>
      <text:p text:style-name="P48">52)Red Green </text:p>
      <text:p text:style-name="P48">53)segmentation fault </text:p>
      <text:p text:style-name="P48">54)segmentation fault </text:p>
      <text:p text:style-name="P48">55)10 </text:p>
      <text:p text:style-name="P48">56)Garbage </text:p>
      <text:p text:style-name="P48">57)compile error </text:p>
      <text:p text:style-name="P48">58)compile error </text:p>
      <text:p text:style-name="P48">59)segmentation fault </text:p>
      <text:p text:style-name="P48">60)10,Garbage,Garbage </text:p>
      <text:p text:style-name="P48">61)vector </text:p>
      <text:p text:style-name="P48">62)EXAM </text:p>
      <text:p text:style-name="P48">63)vector </text:p>
      <text:p text:style-name="P48">64)c </text:p>
      <text:p text:style-name="P48">65)s </text:p>
      <text:p text:style-name="P48">66)Vj </text:p>
      <text:p text:style-name="P48">67)2 </text:p>
      <text:p text:style-name="P48">68)vector india </text:p>
      <text:p text:style-name="P48">69)120 </text:p>
      <text:p text:style-name="P48">70)4,Garbage </text:p>
      <text:p text:style-name="P48">71)compile error </text:p>
      <text:p text:style-name="P48">72)compile error </text:p>
      <text:p text:style-name="P48">73)segmentation fault </text:p>
      <text:p text:style-name="P48">74)compile error </text:p>
      <text:p text:style-name="P48">75)5,5,Garbage </text:p>
      <text:p text:style-name="P48">76)0x01,0x04,0x04 </text:p>
      <text:p text:style-name="P48">77)compiler error </text:p>
      <text:p text:style-name="P48">78)g20fy </text:p>
      <text:p text:style-name="P48">79)333 </text:p>
      <text:p text:style-name="P48">80)<text:span text:style-name="T22">hel</text:span></text:p>
      <text:p text:style-name="P48">81)compile error </text:p>
      <text:p text:style-name="P48">82)segmentation fault </text:p>
      <text:p text:style-name="P48">83)segmentation fault </text:p>
      <text:p text:style-name="P48">84)r </text:p>
      <text:p text:style-name="P48">85)8,8,8 </text:p>
      <text:p text:style-name="P48">86)1,1 </text:p>
      <text:p text:style-name="P48">87)2,1 </text:p>
      <text:p text:style-name="P48">88)<text:span text:style-name="T24">127,3,1, 1, 1</text:span></text:p>
      <text:p text:style-name="P48">89)compile error </text:p>
      <text:p text:style-name="P48">90)Garbage </text:p>
      <text:p text:style-name="P48">91)u1=16,u2=16 </text:p>
      <text:p text:style-name="P48">92)31,31,Garbage </text:p>
      <text:p text:style-name="P48">93)sHello </text:p>
      <text:p text:style-name="P48">94)4 </text:p>
      <text:p text:style-name="P48">95)compile error </text:p>
      <text:p text:style-name="P48">96)segmentation fault </text:p>
      <text:p text:style-name="P48">97)vector </text:p>
      <text:p text:style-name="P48">98)Hi </text:p>
      <text:p text:style-name="P48">99)compile error </text:p>
      <text:p text:style-name="P48"><text:soft-page-break/>100)main 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/></text:p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/></text:p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20:12:22.001474219</meta:creation-date>
    <dc:date>2020-02-19T17:53:20.741941083</dc:date>
    <meta:editing-duration>PT54M35S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25" meta:paragraph-count="913" meta:word-count="1948" meta:character-count="12564" meta:non-whitespace-character-count="9325"/>
  </office:meta>
</office:document-meta>
</file>